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5cm" fo:min-width="5.3cm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3.216cm" fo:min-width="3.8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5.85cm"/>
    </style:style>
    <style:style style:name="gr7" style:family="graphic" style:parent-style-name="standard">
      <style:graphic-properties draw:stroke="none" svg:stroke-color="#000000" draw:fill="none" draw:fill-color="#ffffff" fo:min-height="6.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19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5cm" fo:min-width="5.6cm"/>
    </style:style>
    <style:style style:name="gr10" style:family="graphic" style:parent-style-name="standard">
      <style:graphic-properties draw:stroke="none" svg:stroke-color="#000000" draw:fill="none" draw:fill-color="#ffffff" fo:min-height="4.4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5.4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5cm" fo:min-width="2.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1.378cm" fo:min-width="1.128cm"/>
    </style:style>
    <style:style style:name="gr1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4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5cm" fo:min-width="2.6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378cm" fo:min-width="1.268cm"/>
    </style:style>
    <style:style style:name="gr22" style:family="graphic" style:parent-style-name="standard">
      <style:graphic-properties draw:stroke="none" draw:fill="none" draw:fill-color="#ffffff" fo:min-height="0.434cm"/>
    </style:style>
    <style:style style:name="gr23" style:family="graphic" style:parent-style-name="standard">
      <style:graphic-properties draw:stroke="none" draw:fill="none" draw:fill-color="#ffffff" fo:min-height="0.865cm"/>
    </style:style>
    <style:style style:name="gr24" style:family="graphic" style:parent-style-name="standard">
      <style:graphic-properties draw:stroke="none" svg:stroke-color="#000000" draw:fill="none" draw:fill-color="#ffffff" fo:min-height="2.134cm"/>
    </style:style>
    <style:style style:name="gr25" style:family="graphic" style:parent-style-name="standard">
      <style:graphic-properties draw:stroke="none" svg:stroke-color="#000000" draw:fill="none" draw:fill-color="#ffffff" fo:min-height="0.93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5cm" fo:min-width="2.4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1.872cm" fo:min-width="2.046cm"/>
    </style:style>
    <style:style style:name="gr28" style:family="graphic" style:parent-style-name="standard">
      <style:graphic-properties draw:stroke="none" svg:stroke-color="#000000" draw:fill="none" draw:fill-color="#ffffff" fo:min-height="0.712cm"/>
    </style:style>
    <style:style style:name="gr29" style:family="graphic" style:parent-style-name="objectwithoutfill">
      <style:graphic-properties draw:marker-end="Symmetric_20_Arrow" draw:marker-end-width="0.3cm" svg:stroke-opacity="100%" draw:fill="none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2.59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50%" fo:text-align="end"/>
    </style:style>
    <style:style style:name="P7" style:family="paragraph">
      <loext:graphic-properties draw:fill="none" draw:fill-color="#ffffff"/>
      <style:paragraph-properties fo:line-height="150%" fo:text-align="end"/>
    </style:style>
    <style:style style:name="P8" style:family="paragraph">
      <style:paragraph-properties fo:line-height="200%"/>
    </style:style>
    <style:style style:name="P9" style:family="paragraph">
      <loext:graphic-properties draw:fill="none" draw:fill-color="#ffffff"/>
      <style:paragraph-properties fo:line-height="200%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cm" svg:height="1.4cm" svg:x="14cm" svg:y="5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cm" svg:y1="18.288cm" svg:x2="14.001cm" svg:y2="18.288cm">
          <text:p/>
        </draw:line>
        <draw:line draw:style-name="gr2" draw:text-style-name="P3" draw:layer="layout" svg:x1="7.8cm" svg:y1="19.388cm" svg:x2="14.001cm" svg:y2="19.388cm">
          <text:p/>
        </draw:line>
        <draw:custom-shape draw:style-name="gr3" draw:text-style-name="P4" draw:layer="layout" svg:width="6.1cm" svg:height="4.9cm" svg:x="8cm" svg:y="12.338cm">
          <text:p text:style-name="P1"><text:span text:style-name="T1">Instag</text:span><text:span text:style-name="T1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58cm" svg:height="0.962cm" svg:x="10.2cm" svg:y="18.538cm">
          <draw:text-box>
            <text:p>InstaDB</text:p>
          </draw:text-box>
        </draw:frame>
        <draw:line draw:style-name="gr5" draw:text-style-name="P3" draw:layer="layout" svg:x1="9.85cm" svg:y1="17.136cm" svg:x2="9.85cm" svg:y2="18.34cm">
          <text:p/>
        </draw:line>
        <draw:line draw:style-name="gr5" draw:text-style-name="P3" draw:layer="layout" svg:x1="12.25cm" svg:y1="18.34cm" svg:x2="12.25cm" svg:y2="17.136cm">
          <text:p/>
        </draw:line>
        <draw:line draw:style-name="gr5" draw:text-style-name="P3" draw:layer="layout" svg:x1="15.506cm" svg:y1="6.353cm" svg:x2="11.954cm" svg:y2="12.504cm">
          <text:p/>
        </draw:line>
        <draw:line draw:style-name="gr5" draw:text-style-name="P3" draw:layer="layout" svg:x1="13.687cm" svg:y1="13.503cm" svg:x2="18cm" svg:y2="6.4cm">
          <text:p/>
        </draw:line>
        <draw:frame draw:style-name="gr6" draw:text-style-name="P7" draw:layer="layout" svg:width="3.8cm" svg:height="6.1cm" draw:transform="skewX (-8.03213928869708E-017) rotate (-0.523598775598299) translate (11.337cm 5.654cm)">
          <draw:text-box>
            <text:p text:style-name="P6"><text:span text:style-name="T2">Edit </text:span><text:span text:style-name="T2">profile</text:span></text:p>
            <text:p text:style-name="P6"><text:span text:style-name="T2">Chang</text:span><text:span text:style-name="T2">e </text:span><text:span text:style-name="T2">passw</text:span><text:span text:style-name="T2">ord</text:span></text:p>
            <text:p text:style-name="P6"><text:span text:style-name="T2">Upload </text:span><text:span text:style-name="T2">post</text:span></text:p>
            <text:p text:style-name="P6"><text:span text:style-name="T2">Apply </text:span><text:span text:style-name="T2">filter</text:span></text:p>
            <text:p text:style-name="P6"><text:span text:style-name="T2">Upload </text:span><text:span text:style-name="T2">story</text:span></text:p>
            <text:p text:style-name="P6"><text:span text:style-name="T2">Like </text:span><text:span text:style-name="T2">post</text:span></text:p>
            <text:p text:style-name="P6"><text:span text:style-name="T2">Follow </text:span><text:span text:style-name="T2">friends</text:span></text:p>
          </draw:text-box>
        </draw:frame>
        <draw:frame draw:style-name="gr7" draw:text-style-name="P9" draw:layer="layout" svg:width="4.5cm" svg:height="6.3cm" draw:transform="skewX (-6.56767469025631E-017) rotate (-0.523598775598299) translate (17.589cm 7.744cm)">
          <draw:text-box>
            <text:p text:style-name="P8"><text:span text:style-name="T2">View post</text:span></text:p>
            <text:p text:style-name="P8"><text:span text:style-name="T2">View story</text:span></text:p>
            <text:p text:style-name="P8"><text:span text:style-name="T2">View likes</text:span></text:p>
            <text:p text:style-name="P8"><text:span text:style-name="T2">View </text:span><text:span text:style-name="T2">friends/followe</text:span><text:span text:style-name="T2">r</text:span></text:p>
            <text:p text:style-name="P8"><text:span text:style-name="T2">View </text:span><text:span text:style-name="T2">followings</text:span></text:p>
            <text:p text:style-name="P8"><text:span text:style-name="T2">Search </text:span><text:span text:style-name="T2">friends</text:span></text:p>
          </draw:text-box>
        </draw:frame>
        <draw:frame draw:style-name="gr8" draw:text-style-name="P10" draw:layer="layout" svg:width="5.819cm" svg:height="1.276cm" svg:x="8.2cm" svg:y="1.2cm">
          <draw:text-box>
            <text:p><text:span text:style-name="T3">DFD Level-0</text:span></text:p>
          </draw:text-box>
        </draw:frame>
        <draw:custom-shape draw:style-name="gr9" draw:text-style-name="P2" draw:layer="layout" svg:width="6.1cm" svg:height="1.2cm" svg:x="2.6cm" svg:y="5.2cm">
          <text:p text:style-name="P11"><text:span text:style-name="T1">Admin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4.6cm" svg:height="4.7cm" draw:transform="rotate (0.523598775598299) translate (3.266cm 9.53cm)">
          <draw:text-box>
            <text:p><text:span text:style-name="T4">Block post</text:span></text:p>
            <text:p text:style-name="P8"><text:span text:style-name="T4">Remove post</text:span></text:p>
          </draw:text-box>
        </draw:frame>
        <draw:line draw:style-name="gr11" draw:text-style-name="P12" draw:layer="layout" svg:x1="4.8cm" svg:y1="6.4cm" svg:x2="9cm" svg:y2="13cm">
          <text:p/>
        </draw:line>
        <draw:line draw:style-name="gr11" draw:text-style-name="P12" draw:layer="layout" svg:x1="9.9cm" svg:y1="12.4cm" svg:x2="6.2cm" svg:y2="6.3cm">
          <text:p/>
        </draw:line>
        <draw:frame draw:style-name="gr12" draw:text-style-name="P14" draw:layer="layout" svg:width="5.6cm" svg:height="5.7cm" draw:transform="skewX (-5.83328925191917E-017) rotate (0.523598775598299) translate (7.4cm 7.764cm)">
          <draw:text-box>
            <text:p text:style-name="P13"><text:span text:style-name="T4">View Post</text:span></text:p>
          </draw:text-box>
        </draw:frame>
      </draw:page>
      <draw:page draw:name="page2" draw:style-name="dp1" draw:master-page-name="Default">
        <draw:custom-shape draw:style-name="gr13" draw:text-style-name="P15" xml:id="id1" draw:id="id1" draw:layer="layout" svg:width="3cm" svg:height="1cm" svg:x="2cm" svg:y="4cm">
          <text:p text:style-name="P1"><text:span text:style-name="T4">Us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3cm" svg:height="2.3cm" svg:x="15.6cm" svg:y="3.3cm">
          <text:p text:style-name="P1"><text:span text:style-name="T2">Login </text:span></text:p>
          <text:p text:style-name="P1"><text:span text:style-name="T2">su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2.3cm" svg:height="2.3cm" svg:x="11.601cm" svg:y="3.301cm">
          <text:p text:style-name="P1"><text:span text:style-name="T2">Verify</text:span></text:p>
          <text:p text:style-name="P1"><text:span text:style-name="T2">Username </text:span><text:span text:style-name="T2">&amp; </text:span></text:p>
          <text:p text:style-name="P1"><text:span text:style-name="T2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3" draw:id="id3" draw:layer="layout" svg:width="2.3cm" svg:height="2.3cm" svg:x="7.702cm" svg:y="3.302cm">
          <text:p text:style-name="P1"><text:span text:style-name="T2">Check for </text:span></text:p>
          <text:p text:style-name="P1"><text:span text:style-name="T2">Mendetory </text:span></text:p>
          <text:p text:style-name="P1"><text:span text:style-name="T2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5.1cm" svg:y1="4.5cm" svg:x2="7.6cm" svg:y2="4.5cm">
          <text:p text:style-name="P17"><text:span text:style-name="T2">User </text:span></text:p>
          <text:p text:style-name="P17"><text:span text:style-name="T2">password</text:span></text:p>
        </draw:line>
        <draw:line draw:style-name="gr5" draw:text-style-name="P3" draw:layer="layout" svg:x1="10cm" svg:y1="4.5cm" svg:x2="11.5cm" svg:y2="4.5cm">
          <text:p/>
        </draw:line>
        <draw:line draw:style-name="gr5" draw:text-style-name="P3" draw:layer="layout" svg:x1="13.9cm" svg:y1="4.5cm" svg:x2="15.6cm" svg:y2="4.5cm">
          <text:p/>
        </draw:line>
        <draw:line draw:style-name="gr2" draw:text-style-name="P3" draw:layer="layout" svg:x1="11cm" svg:y1="9cm" svg:x2="14cm" svg:y2="9cm">
          <text:p/>
        </draw:line>
        <draw:line draw:style-name="gr2" draw:text-style-name="P3" draw:layer="layout" svg:x1="11cm" svg:y1="10cm" svg:x2="14cm" svg:y2="10cm">
          <text:p/>
        </draw:line>
        <draw:frame draw:style-name="gr16" draw:text-style-name="P5" draw:layer="layout" svg:width="1.548cm" svg:height="0.806cm" svg:x="11.9cm" svg:y="9.2cm">
          <draw:text-box>
            <text:p><text:span text:style-name="T5">User</text:span></text:p>
          </draw:text-box>
        </draw:frame>
        <draw:line draw:style-name="gr5" draw:text-style-name="P3" xml:id="id2" draw:id="id2" draw:layer="layout" svg:x1="12.3cm" svg:y1="5.5cm" svg:x2="12.3cm" svg:y2="9cm">
          <text:p/>
        </draw:line>
        <draw:line draw:style-name="gr5" draw:text-style-name="P3" draw:layer="layout" svg:x1="13.2cm" svg:y1="9cm" svg:x2="13.2cm" svg:y2="5.5cm">
          <text:p/>
        </draw:line>
        <draw:connector draw:style-name="gr5" draw:text-style-name="P3" draw:layer="layout" draw:line-skew="0.599cm 1.524cm" svg:x1="3.5cm" svg:y1="5cm" svg:x2="12.3cm" svg:y2="5.5cm" draw:start-shape="id1" draw:start-glue-point="2" draw:end-shape="id2" draw:end-glue-point="0" svg:d="M3500 5000v1100h6600v-600h2200" svg:viewBox="0 0 8801 1101">
          <text:p/>
        </draw:connector>
        <draw:frame draw:style-name="gr17" draw:text-style-name="P5" draw:layer="layout" svg:width="5.023cm" svg:height="0.683cm" svg:x="4.8cm" svg:y="6.3cm">
          <draw:text-box>
            <text:p><text:span text:style-name="T2">Invalid user and password</text:span></text:p>
          </draw:text-box>
        </draw:frame>
        <draw:connector draw:style-name="gr5" draw:text-style-name="P3" draw:layer="layout" svg:x1="8.852cm" svg:y1="3.302cm" svg:x2="3.5cm" svg:y2="4cm" draw:start-shape="id3" draw:start-glue-point="4" draw:end-shape="id1" draw:end-glue-point="0" svg:d="M8852 3302v-501h-5352v1199" svg:viewBox="0 0 5353 1200">
          <text:p/>
        </draw:connector>
        <draw:frame draw:style-name="gr18" draw:text-style-name="P5" draw:layer="layout" svg:width="5.527cm" svg:height="0.683cm" svg:x="3.5cm" svg:y="2.2cm">
          <draw:text-box>
            <text:p><text:span text:style-name="T2">Username/ password is must</text:span></text:p>
          </draw:text-box>
        </draw:frame>
        <draw:frame draw:style-name="gr19" draw:text-style-name="P18" draw:layer="layout" svg:width="7.013cm" svg:height="0.962cm" svg:x="8.7cm" svg:y="1.2cm">
          <draw:text-box>
            <text:p><text:span text:style-name="T6">DFD level-1(user login)</text:span></text:p>
          </draw:text-box>
        </draw:frame>
        <draw:custom-shape draw:style-name="gr20" draw:text-style-name="P15" xml:id="id5" draw:id="id5" draw:layer="layout" svg:width="3.1cm" svg:height="0.8cm" svg:x="1.9cm" svg:y="15.1cm">
          <text:p text:style-name="P1"><text:span text:style-name="T4">Us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4" draw:id="id4" draw:layer="layout" svg:width="2.5cm" svg:height="2.3cm" svg:x="6.9cm" svg:y="14.2cm">
          <text:p text:style-name="P19"><text:span text:style-name="T2">Check for </text:span></text:p>
          <text:p text:style-name="P19"><text:span text:style-name="T2">Mendetory </text:span></text:p>
          <text:p text:style-name="P1"><text:span text:style-name="T2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6" draw:id="id6" draw:layer="layout" svg:width="2.5cm" svg:height="2.3cm" svg:x="10.501cm" svg:y="14.201cm">
          <text:p text:style-name="P1"><text:span text:style-name="T2">Verify</text:span></text:p>
          <text:p text:style-name="P1"><text:span text:style-name="T2">New pass.</text:span></text:p>
          <text:p text:style-name="P1"><text:span text:style-name="T2">&amp;</text:span></text:p>
          <text:p text:style-name="P1"><text:span text:style-name="T2">Con. Pas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7" draw:id="id7" draw:layer="layout" svg:width="2.5cm" svg:height="2.3cm" svg:x="14.001cm" svg:y="14.201cm">
          <text:p text:style-name="P1"><text:span text:style-name="T2">Update</text:span></text:p>
          <text:p text:style-name="P1"><text:span text:style-name="T2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2.5cm" svg:height="2.3cm" svg:x="17.3cm" svg:y="14.2cm">
          <text:p text:style-name="P1"><text:span text:style-name="T2">Password</text:span></text:p>
          <text:p text:style-name="P1"><text:span text:style-name="T2">Update </text:span></text:p>
          <text:p text:style-name="P1"><text:span text:style-name="T2">sucessfu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6.494cm" svg:y1="15.4cm" svg:x2="17.3cm" svg:y2="15.4cm">
          <text:p/>
        </draw:line>
        <draw:line draw:style-name="gr5" draw:text-style-name="P3" draw:layer="layout" svg:x1="13cm" svg:y1="15.3cm" svg:x2="13.9cm" svg:y2="15.3cm">
          <text:p/>
        </draw:line>
        <draw:line draw:style-name="gr5" draw:text-style-name="P3" draw:layer="layout" svg:x1="9.5cm" svg:y1="15.4cm" svg:x2="10.5cm" svg:y2="15.4cm">
          <text:p/>
        </draw:line>
        <draw:line draw:style-name="gr5" draw:text-style-name="P3" draw:layer="layout" svg:x1="5cm" svg:y1="15.4cm" svg:x2="6.9cm" svg:y2="15.4cm">
          <text:p/>
        </draw:line>
        <draw:connector draw:style-name="gr5" draw:text-style-name="P3" draw:layer="layout" svg:x1="8.15cm" svg:y1="14.2cm" svg:x2="3.45cm" svg:y2="15.1cm" draw:start-shape="id4" draw:start-glue-point="4" draw:end-shape="id5" svg:d="M8150 14200v-501h-4700v1401" svg:viewBox="0 0 4701 1402">
          <text:p/>
        </draw:connector>
        <draw:connector draw:style-name="gr5" draw:text-style-name="P3" draw:layer="layout" draw:line-skew="-1.4cm" svg:x1="11.751cm" svg:y1="14.201cm" svg:x2="3.45cm" svg:y2="15.1cm" draw:start-shape="id6" draw:start-glue-point="4" draw:end-shape="id5" svg:d="M11751 14201v-1901h-8301v2800" svg:viewBox="0 0 8302 2801">
          <text:p/>
        </draw:connector>
        <draw:frame draw:style-name="gr22" draw:text-style-name="P5" draw:layer="layout" svg:width="5.527cm" svg:height="0.684cm" svg:x="3.76cm" svg:y="13.086cm">
          <draw:text-box>
            <text:p><text:span text:style-name="T2">Username/ password is must</text:span></text:p>
          </draw:text-box>
        </draw:frame>
        <draw:frame draw:style-name="gr23" draw:text-style-name="P5" draw:layer="layout" svg:width="5.988cm" svg:height="1.115cm" svg:x="4.112cm" svg:y="17.086cm">
          <draw:text-box>
            <text:p><text:span text:style-name="T2">Invalid user and oldpassword</text:span></text:p>
          </draw:text-box>
        </draw:frame>
        <draw:connector draw:style-name="gr5" draw:text-style-name="P3" draw:layer="layout" svg:x1="14.367cm" svg:y1="16.165cm" svg:x2="3.45cm" svg:y2="15.9cm" draw:start-shape="id7" draw:start-glue-point="7" draw:end-shape="id5" draw:end-glue-point="2" svg:d="M14367 16165v838h-10917v-1103" svg:viewBox="0 0 10918 1104">
          <text:p/>
        </draw:connector>
        <draw:line draw:style-name="gr2" draw:text-style-name="P3" draw:layer="layout" svg:x1="14.1cm" svg:y1="18.4cm" svg:x2="17.1cm" svg:y2="18.4cm">
          <text:p/>
        </draw:line>
        <draw:line draw:style-name="gr2" draw:text-style-name="P3" draw:layer="layout" svg:x1="14.1cm" svg:y1="19.4cm" svg:x2="17.1cm" svg:y2="19.4cm">
          <text:p/>
        </draw:line>
        <draw:frame draw:style-name="gr16" draw:text-style-name="P5" draw:layer="layout" svg:width="1.548cm" svg:height="0.806cm" svg:x="15cm" svg:y="18.6cm">
          <draw:text-box>
            <text:p><text:span text:style-name="T5">User</text:span></text:p>
          </draw:text-box>
        </draw:frame>
        <draw:line draw:style-name="gr5" draw:text-style-name="P3" draw:layer="layout" svg:x1="15.2cm" svg:y1="16.5cm" svg:x2="15.2cm" svg:y2="18.3cm">
          <text:p/>
        </draw:line>
        <draw:line draw:style-name="gr5" draw:text-style-name="P3" draw:layer="layout" svg:x1="15.8cm" svg:y1="18.3cm" svg:x2="15.8cm" svg:y2="16.5cm">
          <text:p/>
        </draw:line>
        <draw:frame draw:style-name="gr24" draw:text-style-name="P10" draw:layer="layout" svg:width="11.2cm" svg:height="2.384cm" svg:x="5.9cm" svg:y="11.016cm">
          <draw:text-box>
            <text:p><text:span text:style-name="T7">DFD level-1 (change password)</text:span></text:p>
          </draw:text-box>
        </draw:frame>
      </draw:page>
      <draw:page draw:name="page3" draw:style-name="dp1" draw:master-page-name="Default">
        <draw:frame draw:style-name="gr25" draw:text-style-name="P20" draw:layer="layout" svg:width="15.6cm" svg:height="1.184cm" svg:x="2.8cm" svg:y="1.216cm">
          <draw:text-box>
            <text:p text:style-name="P1"><text:span text:style-name="T7">DFD level-1 (Add Post)</text:span></text:p>
          </draw:text-box>
        </draw:frame>
        <draw:custom-shape draw:style-name="gr26" draw:text-style-name="P15" xml:id="id9" draw:id="id9" draw:layer="layout" svg:width="2.9cm" svg:height="1cm" svg:x="1.5cm" svg:y="5.5cm">
          <text:p text:style-name="P1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xml:id="id8" draw:id="id8" draw:layer="layout" svg:width="3.6cm" svg:height="3cm" svg:x="6.7cm" svg:y="4.7cm">
          <text:p text:style-name="P19"><text:span text:style-name="T2">Check for </text:span></text:p>
          <text:p text:style-name="P19"><text:span text:style-name="T2">Mendetory </text:span></text:p>
          <text:p text:style-name="P1"><text:span text:style-name="T2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3.6cm" svg:height="3cm" svg:x="11.701cm" svg:y="4.701cm">
          <text:p text:style-name="P1"><text:span text:style-name="T2">Add p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3.6cm" svg:height="3cm" svg:x="15.902cm" svg:y="4.702cm">
          <text:p text:style-name="P1"><text:span text:style-name="T2">Post </text:span><text:span text:style-name="T2">added </text:span></text:p>
          <text:p text:style-name="P1"><text:span text:style-name="T2">sucessf</text:span><text:span text:style-name="T2">u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9cm" svg:y1="10cm" svg:x2="15.2cm" svg:y2="10cm">
          <text:p/>
        </draw:line>
        <draw:line draw:style-name="gr2" draw:text-style-name="P3" draw:layer="layout" svg:x1="11.9cm" svg:y1="11cm" svg:x2="15.2cm" svg:y2="11cm">
          <text:p/>
        </draw:line>
        <draw:frame draw:style-name="gr28" draw:text-style-name="P5" draw:layer="layout" svg:width="3.5cm" svg:height="0.962cm" svg:x="12.7cm" svg:y="10.1cm">
          <draw:text-box>
            <text:p>Posts</text:p>
          </draw:text-box>
        </draw:frame>
        <draw:line draw:style-name="gr5" draw:text-style-name="P3" draw:layer="layout" svg:x1="13cm" svg:y1="7.7cm" svg:x2="13cm" svg:y2="10cm">
          <text:p/>
        </draw:line>
        <draw:line draw:style-name="gr5" draw:text-style-name="P3" draw:layer="layout" svg:x1="14cm" svg:y1="10cm" svg:x2="14cm" svg:y2="7.7cm">
          <text:p/>
        </draw:line>
        <draw:line draw:style-name="gr5" draw:text-style-name="P3" draw:layer="layout" svg:x1="10.4cm" svg:y1="6.2cm" svg:x2="11.8cm" svg:y2="6.2cm">
          <text:p/>
        </draw:line>
        <draw:line draw:style-name="gr29" draw:text-style-name="P3" draw:layer="layout" svg:x1="15.3cm" svg:y1="6.3cm" svg:x2="15.9cm" svg:y2="6.3cm">
          <text:p/>
        </draw:line>
        <draw:line draw:style-name="gr5" draw:text-style-name="P3" draw:layer="layout" svg:x1="4.4cm" svg:y1="6cm" svg:x2="6.7cm" svg:y2="6cm">
          <text:p/>
        </draw:line>
        <draw:connector draw:style-name="gr15" draw:text-style-name="P3" draw:layer="layout" svg:x1="8.5cm" svg:y1="4.7cm" svg:x2="2.95cm" svg:y2="5.5cm" draw:start-shape="id8" draw:start-glue-point="4" draw:end-shape="id9" svg:d="M8500 4700v-501h-5550v1301" svg:viewBox="0 0 5551 1302">
          <text:p text:style-name="P1"><text:span text:style-name="T2">All field are Required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frame draw:style-name="gr30" draw:text-style-name="P5" draw:layer="layout" svg:width="2.2cm" svg:height="2.843cm" svg:x="4.5cm" svg:y="5.4cm">
          <draw:text-box>
            <text:p><text:span text:style-name="T2">Photo</text:span></text:p>
            <text:p><text:span text:style-name="T2">ca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13:53:56.386759058</meta:creation-date>
    <dc:date>2020-04-09T11:45:28.447585616</dc:date>
    <meta:editing-duration>PT7M54S</meta:editing-duration>
    <meta:editing-cycles>3</meta:editing-cycles>
    <meta:generator>LibreOffice/6.0.7.3$Linux_X86_64 LibreOffice_project/00m0$Build-3</meta:generator>
    <meta:document-statistic meta:object-count="69"/>
  </office:meta>
</office:document-meta>
</file>